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b613d" draw:textarea-horizontal-align="justify" draw:textarea-vertical-align="middle" draw:auto-grow-height="false" fo:min-height="3.433cm" fo:min-width="7.942cm" draw:shadow="hidden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2.624cm" fo:min-width="5.159cm" draw:shadow="hidden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828cm" fo:min-width="2.194cm" draw:shadow="hidden"/>
    </style:style>
    <style:style style:name="gr4" style:family="graphic" style:parent-style-name="standard">
      <style:graphic-properties draw:fill="none" draw:fill-color="#ffffff" draw:textarea-horizontal-align="justify" draw:textarea-vertical-align="middle" draw:auto-grow-height="false" fo:min-height="1.097cm" fo:min-width="2.643cm"/>
    </style:style>
    <style:style style:name="gr5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gr8" style:family="graphic" style:parent-style-name="standard">
      <style:graphic-properties draw:stroke="none" svg:stroke-color="#000000" draw:fill="none" draw:fill-color="#ffffff" fo:min-height="0.893cm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solid" draw:fill-color="#eb613d"/>
      <style:paragraph-properties fo:text-align="start"/>
    </style:style>
    <style:style style:name="P2" style:family="paragraph">
      <loext:graphic-properties draw:fill="solid"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938cm" svg:height="5.207cm" svg:x="1.50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8.001cm" svg:height="4.064cm" svg:x="5.202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3.81cm" svg:height="1.524cm" svg:x="8.493cm" svg:y="1cm">
          <text:p text:style-name="P3">Exp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4.445cm" svg:height="1.905cm" svg:x="8.62cm" svg:y="5.699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curve" svg:x1="12.303cm" svg:y1="1.762cm" svg:x2="13.065cm" svg:y2="6.652cm" draw:start-shape="id1" draw:start-glue-point="10" draw:end-shape="id2" draw:end-glue-point="10" svg:d="M12303 1762c1894 0 1513 4890 762 4890" svg:viewBox="0 0 1379 4891">
          <text:p text:style-name="P3"/>
        </draw:connector>
        <draw:connector draw:style-name="gr6" draw:text-style-name="P4" draw:layer="layout" draw:type="line" svg:x1="9.202cm" svg:y1="4.657cm" svg:x2="10.398cm" svg:y2="2.524cm" draw:start-shape="id3" draw:start-glue-point="4" draw:end-shape="id1" draw:end-glue-point="8" svg:d="M9202 4657l1196-2133" svg:viewBox="0 0 1197 2134">
          <text:p text:style-name="P3"/>
        </draw:connector>
        <draw:frame draw:style-name="gr7" draw:text-style-name="P6" draw:layer="layout" svg:width="2.159cm" svg:height="0.962cm" svg:x="1cm" svg:y="4.102cm">
          <draw:text-box>
            <text:p>String</text:p>
          </draw:text-box>
        </draw:frame>
        <draw:frame draw:style-name="gr8" draw:text-style-name="P6" draw:layer="layout" svg:width="4.064cm" svg:height="1.143cm" svg:x="6.715cm" svg:y="2.905cm">
          <draw:text-box>
            <text:p>parseExpr</text:p>
          </draw:text-box>
        </draw:frame>
        <draw:frame draw:style-name="gr9" draw:text-style-name="P6" draw:layer="layout" svg:width="2.794cm" svg:height="0.962cm" svg:x="13.827cm" svg:y="3.467cm">
          <draw:text-box>
            <text:p>ppExpr</text:p>
          </draw:text-box>
        </draw:frame>
        <draw:frame draw:style-name="gr7" draw:text-style-name="P6" draw:layer="layout" svg:width="3.683cm" svg:height="0.962cm" svg:x="1.508cm" svg:y="6.207cm">
          <draw:text-box>
            <text:p>parse error</text:p>
          </draw:text-box>
        </draw:frame>
        <draw:frame draw:style-name="gr7" draw:text-style-name="P6" draw:layer="layout" svg:width="3.048cm" svg:height="0.962cm" svg:x="5.445cm" svg:y="6.207cm">
          <draw:text-box>
            <text:p>parse ok</text:p>
          </draw:text-box>
        </draw:frame>
        <draw:frame draw:style-name="gr10" draw:text-style-name="P5" draw:layer="layout" svg:width="3.81cm" svg:height="1.673cm" svg:x="9.001cm" svg:y="5.804cm">
          <draw:text-box>
            <text:p text:style-name="P3">whitespace</text:p>
            <text:p text:style-name="P3">normaliz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8T01:06:46.901964663</meta:creation-date>
    <dc:date>2015-10-28T22:08:19.744602507</dc:date>
    <meta:editing-duration>PT25M10S</meta:editing-duration>
    <meta:editing-cycles>5</meta:editing-cycles>
    <meta:generator>LibreOffice/5.0.2.2$Linux_X86_64 LibreOffice_project/00m0$Build-2</meta:generator>
    <meta:document-statistic meta:object-count="12"/>
  </office:meta>
</office:document-meta>
</file>